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OutputStream.TaskOutputStream( Task task , int msgOutput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skOutputStream.process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OutputStream.write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